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4800000038D2F99159706F927E.png" manifest:media-type="image/png"/>
  <manifest:file-entry manifest:full-path="Pictures/10000201000000CE0000003267AE39B5FBFA4BC3.png" manifest:media-type="image/png"/>
  <manifest:file-entry manifest:full-path="Pictures/100002010000002D00000038D060EAFE1D6A2332.png" manifest:media-type="image/png"/>
  <manifest:file-entry manifest:full-path="Pictures/10000201000001120000004CA841A140654B4447.png" manifest:media-type="image/png"/>
  <manifest:file-entry manifest:full-path="Pictures/10000201000000E1000000464190AE47E1ED79DE.png" manifest:media-type="image/png"/>
  <manifest:file-entry manifest:full-path="Pictures/100002010000003200000026C0E7F77EFEF238FB.png" manifest:media-type="image/png"/>
  <manifest:file-entry manifest:full-path="Pictures/100002010000014500000053DD8C00EEB47A29BC.png" manifest:media-type="image/png"/>
  <manifest:file-entry manifest:full-path="Pictures/10000201000000500000005456EE8FC518D0EB57.png" manifest:media-type="image/png"/>
  <manifest:file-entry manifest:full-path="Pictures/10000201000000F7000000524E0F330F1F5E723E.png" manifest:media-type="image/png"/>
  <manifest:file-entry manifest:full-path="Pictures/100002010000055A000003E81EA4F48567A628C2.png" manifest:media-type="image/png"/>
  <manifest:file-entry manifest:full-path="Pictures/100002010000023700000053F39E327655CFFAA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9.181cm" fo:min-width="9.088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385cm"/>
      <style:paragraph-properties style:writing-mode="lr-tb"/>
    </style:style>
    <style:style style:name="gr5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objectwithoutfill">
      <style:graphic-properties draw:stroke="dash" draw:stroke-dash="Long_20_Dash" draw:fill="none" draw:textarea-vertical-align="middle"/>
    </style:style>
    <style:style style:name="gr9" style:family="graphic" style:parent-style-name="objectwithoutfill">
      <style:graphic-properties draw:marker-end="Extrémités_20_de_20_flèche_20_3" draw:fill="none" draw:textarea-vertical-align="middle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stroke="dash" draw:stroke-dash="Dash" draw:marker-start="Extrémités_20_de_20_flèche_20_3" draw:marker-end="" draw:fill="none" draw:textarea-vertical-align="middle"/>
    </style:style>
    <style:style style:name="gr12" style:family="graphic" style:parent-style-name="objectwithoutfill">
      <style:graphic-properties svg:stroke-color="#000000" draw:marker-end="Extrémités_20_de_20_flèche_20_3" draw:fill="none" draw:textarea-vertical-align="middle"/>
    </style:style>
    <style:style style:name="gr13" style:family="graphic" style:parent-style-name="objectwithoutfill">
      <style:graphic-properties svg:stroke-width="0.053cm" draw:marker-start-width="0.279cm" draw:marker-end="Extrémités_20_de_20_flèche_20_3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0.5pt" style:font-size-asian="10.5pt" style:font-size-complex="10.5pt"/>
    </style:style>
    <style:style style:name="P5" style:family="paragraph">
      <loext:graphic-properties draw:fill="none" draw:fill-color="#ffffff"/>
      <style:text-properties fo:font-size="10.5pt" style:font-size-asian="10.5pt" style:font-size-complex="10.5pt"/>
    </style:style>
    <style:style style:name="P6" style:family="paragraph"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="none" draw:fill-color="#ffffff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.558cm" svg:height="13.335cm" svg:x="3.634cm" svg:y="6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18cm" svg:height="0.318cm" svg:x="7.032cm" svg:y="18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318cm" svg:height="0.318cm" svg:x="12.747cm" svg:y="6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7.35cm" svg:y1="18.462cm" svg:x2="12.747cm" svg:y2="6.715cm">
          <text:p/>
        </draw:line>
        <draw:custom-shape draw:style-name="gr2" draw:text-style-name="P2" draw:layer="layout" svg:width="0.317cm" svg:height="0.317cm" svg:x="9.89cm" svg:y="12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0.635cm" svg:height="0.662cm" svg:x="10.525cm" svg:y="12.43cm">
          <draw:text-box>
            <text:p text:style-name="P4"><text:span text:style-name="T1">C</text:span></text:p>
          </draw:text-box>
        </draw:frame>
        <draw:frame draw:style-name="gr4" draw:text-style-name="P7" draw:layer="layout" svg:width="0.952cm" svg:height="0.635cm" svg:x="7.35cm" svg:y="18.145cm">
          <draw:text-box>
            <text:p text:style-name="P6"><text:span text:style-name="T2">P0</text:span></text:p>
          </draw:text-box>
        </draw:frame>
        <draw:frame draw:style-name="gr4" draw:text-style-name="P7" draw:layer="layout" svg:width="0.952cm" svg:height="0.635cm" svg:x="13.065cm" svg:y="5.762cm">
          <draw:text-box>
            <text:p text:style-name="P6"><text:span text:style-name="T2">P1</text:span></text:p>
          </draw:text-box>
        </draw:frame>
        <draw:line draw:style-name="gr5" draw:text-style-name="P3" draw:layer="layout" svg:x1="19.732cm" svg:y1="4.165cm" svg:x2="19.732cm" svg:y2="1.625cm">
          <text:p/>
        </draw:line>
        <draw:line draw:style-name="gr6" draw:text-style-name="P3" draw:layer="layout" svg:x1="19.809cm" svg:y1="4.156cm" svg:x2="16.951cm" svg:y2="4.156cm">
          <text:p/>
        </draw:line>
        <draw:frame draw:style-name="gr7" draw:text-style-name="P8" draw:layer="layout" svg:width="0.925cm" svg:height="0.962cm" svg:x="19.809cm" svg:y="0.981cm">
          <draw:text-box>
            <text:p>E</text:p>
          </draw:text-box>
        </draw:frame>
        <draw:frame draw:style-name="gr7" draw:text-style-name="P8" draw:layer="layout" svg:width="0.959cm" svg:height="0.962cm" svg:x="15.922cm" svg:y="3.53cm">
          <draw:text-box>
            <text:p>N</text:p>
          </draw:text-box>
        </draw:frame>
        <draw:line draw:style-name="gr8" draw:text-style-name="P3" draw:layer="layout" svg:x1="9.99cm" svg:y1="5.445cm" svg:x2="9.99cm" svg:y2="12.43cm">
          <text:p/>
        </draw:line>
        <draw:path draw:style-name="gr9" draw:text-style-name="P3" draw:layer="layout" svg:width="0.897cm" svg:height="0.897cm" draw:transform="rotate (0.785398163397448) translate (10.207cm 8.937cm)" svg:viewBox="0 0 898 898" svg:d="M0 0c898 0 898 898 898 898">
          <text:p/>
        </draw:path>
        <draw:frame draw:style-name="gr10" draw:text-style-name="P2" draw:layer="layout" svg:width="0.888cm" svg:height="0.691cm" svg:x="10.272cm" svg:y="7.611cm">
          <draw:image xlink:href="Pictures/100002010000004800000038D2F99159706F927E.png" xlink:type="simple" xlink:show="embed" xlink:actuate="onLoad" draw:mime-type="image/png">
            <text:p/>
          </draw:image>
        </draw:frame>
        <draw:frame draw:style-name="gr10" draw:text-style-name="P2" draw:layer="layout" svg:width="0.635cm" svg:height="0.79cm" svg:x="8.302cm" svg:y="8.147cm">
          <draw:image xlink:href="Pictures/100002010000002D00000038D060EAFE1D6A2332.png" xlink:type="simple" xlink:show="embed" xlink:actuate="onLoad" draw:mime-type="image/png">
            <text:p/>
          </draw:image>
        </draw:frame>
        <draw:custom-shape draw:style-name="gr2" draw:text-style-name="P2" draw:layer="layout" svg:width="0.318cm" svg:height="0.318cm" svg:x="5.01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5.445cm" svg:y1="7.35cm" svg:x2="9.89cm" svg:y2="12.43cm">
          <text:p/>
        </draw:line>
        <draw:path draw:style-name="gr9" draw:text-style-name="P3" draw:layer="layout" svg:width="2.002cm" svg:height="1.154cm" draw:transform="rotate (2.89689749246019) translate (9.61027881669851cm 10.0572343895035cm)" svg:viewBox="0 0 2003 1155" svg:d="M0 1155c1309 0 2003-1155 2003-1155">
          <text:p/>
        </draw:path>
        <draw:path draw:style-name="gr12" draw:text-style-name="P3" draw:layer="layout" svg:width="7.334cm" svg:height="4.087cm" draw:transform="skewX (-0.377863783056772) rotate (-0.621686279560381) translate (8.05443896885359cm 15.3520115634604cm)" svg:viewBox="0 0 7335 4088" svg:d="M0 4088c5335 1 7335-4088 7335-4088">
          <text:p/>
        </draw:path>
        <draw:frame draw:style-name="gr10" draw:text-style-name="P2" draw:layer="layout" svg:width="0.635cm" svg:height="0.482cm" svg:x="10.207cm" svg:y="21.955cm">
          <draw:image xlink:href="Pictures/100002010000003200000026C0E7F77EFEF238FB.png" xlink:type="simple" xlink:show="embed" xlink:actuate="onLoad" draw:mime-type="image/png">
            <text:p/>
          </draw:image>
        </draw:frame>
        <draw:frame draw:style-name="gr10" draw:text-style-name="P2" draw:layer="layout" svg:width="1.659cm" svg:height="0.516cm" svg:x="11.406cm" svg:y="9.89cm">
          <draw:image xlink:href="Pictures/10000201000000E1000000464190AE47E1ED79DE.png" xlink:type="simple" xlink:show="embed" xlink:actuate="onLoad" draw:mime-type="image/png">
            <text:p/>
          </draw:image>
        </draw:frame>
        <draw:frame draw:style-name="gr10" draw:text-style-name="P2" draw:layer="layout" svg:width="2.516cm" svg:height="0.642cm" svg:x="5.445cm" svg:y="6.08cm">
          <draw:image xlink:href="Pictures/100002010000014500000053DD8C00EEB47A29BC.png" xlink:type="simple" xlink:show="embed" xlink:actuate="onLoad" draw:mime-type="image/png">
            <text:p/>
          </draw:image>
        </draw:frame>
        <draw:frame draw:style-name="gr10" draw:text-style-name="P2" draw:layer="layout" svg:width="1.27cm" svg:height="0.422cm" svg:x="2.587cm" svg:y="9.89cm">
          <draw:image xlink:href="Pictures/10000201000000F7000000524E0F330F1F5E723E.png" xlink:type="simple" xlink:show="embed" xlink:actuate="onLoad" draw:mime-type="image/png">
            <text:p/>
          </draw:image>
        </draw:frame>
        <draw:line draw:style-name="gr13" draw:text-style-name="P3" draw:layer="layout" svg:x1="5.127cm" svg:y1="7.032cm" svg:x2="3.857cm" svg:y2="9.89cm">
          <text:p/>
        </draw:line>
        <draw:frame draw:style-name="gr10" draw:text-style-name="P2" draw:layer="layout" svg:width="0.622cm" svg:height="0.653cm" svg:x="3.54cm" svg:y="5.762cm">
          <draw:image xlink:href="Pictures/10000201000000500000005456EE8FC518D0EB57.png" xlink:type="simple" xlink:show="embed" xlink:actuate="onLoad" draw:mime-type="image/png">
            <text:p/>
          </draw:image>
        </draw:frame>
        <draw:line draw:style-name="gr9" draw:text-style-name="P3" draw:layer="layout" svg:x1="4.175cm" svg:y1="6.08cm" svg:x2="4.81cm" svg:y2="6.715cm">
          <text:p/>
        </draw:line>
        <draw:frame draw:style-name="gr10" draw:text-style-name="P2" draw:layer="layout" svg:width="2.186cm" svg:height="0.53cm" svg:x="5.762cm" svg:y="7.137cm">
          <draw:image xlink:href="Pictures/10000201000000CE0000003267AE39B5FBFA4BC3.png" xlink:type="simple" xlink:show="embed" xlink:actuate="onLoad" draw:mime-type="image/png">
            <text:p/>
          </draw:image>
        </draw:frame>
        <draw:line draw:style-name="gr14" draw:text-style-name="P3" draw:layer="layout" svg:x1="13.7cm" svg:y1="4.81cm" svg:x2="14.97cm" svg:y2="2.905cm">
          <text:p/>
        </draw:line>
        <draw:frame draw:style-name="gr10" draw:text-style-name="P2" draw:layer="layout" svg:width="3.237cm" svg:height="2.363cm" draw:transform="rotate (-0.466177443207685) translate (4.919cm 19.732cm)">
          <draw:image xlink:href="Pictures/100002010000055A000003E81EA4F48567A628C2.png" xlink:type="simple" xlink:show="embed" xlink:actuate="onLoad" draw:mime-type="image/png">
            <text:p/>
          </draw:image>
        </draw:frame>
        <draw:frame draw:style-name="gr10" draw:text-style-name="P2" draw:layer="layout" svg:width="3.38cm" svg:height="2.467cm" draw:transform="rotate (-0.466177443207685) translate (12.586cm 3.222cm)">
          <draw:image xlink:href="Pictures/100002010000055A000003E81EA4F48567A628C2.png" xlink:type="simple" xlink:show="embed" xlink:actuate="onLoad" draw:mime-type="image/png">
            <text:p/>
          </draw:image>
        </draw:frame>
        <draw:frame draw:style-name="gr10" draw:text-style-name="P2" draw:layer="layout" svg:width="3.321cm" svg:height="0.486cm" svg:x="14.335cm" svg:y="2.27cm">
          <draw:image xlink:href="Pictures/100002010000023700000053F39E327655CFFAA9.png" xlink:type="simple" xlink:show="embed" xlink:actuate="onLoad" draw:mime-type="image/png">
            <text:p/>
          </draw:image>
        </draw:frame>
        <draw:line draw:style-name="gr9" draw:text-style-name="P3" draw:layer="layout" svg:x1="6.08cm" svg:y1="20.685cm" svg:x2="6.715cm" svg:y2="19.415cm">
          <text:p/>
        </draw:line>
        <draw:frame draw:style-name="gr10" draw:text-style-name="P2" draw:layer="layout" svg:width="2.117cm" svg:height="0.587cm" svg:x="4.175cm" svg:y="19.415cm">
          <draw:image xlink:href="Pictures/10000201000001120000004CA841A140654B4447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7 20 13" svg:d="M0 20l10-13 10 13z"/>
    <draw:marker draw:name="Extrémités_20_de_20_flèche_20_4" draw:display-name="Extrémités de flèche 4" svg:viewBox="0 0 20 20" svg:d="M0 20l10-20 10 20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1T09:45:06.252000000</meta:creation-date>
    <dc:date>2022-04-21T10:40:14.632000000</dc:date>
    <meta:editing-duration>PT55M4S</meta:editing-duration>
    <meta:editing-cycles>12</meta:editing-cycles>
    <meta:generator>LibreOffice/7.1.6.2$Windows_X86_64 LibreOffice_project/0e133318fcee89abacd6a7d077e292f1145735c3</meta:generator>
    <meta:document-statistic meta:object-count="34"/>
  </office:meta>
</office:document-meta>
</file>